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" table:style-name="ta1">
        <table:shapes>
          <draw:frame draw:z-index="0" draw:style-name="gr1" draw:text-style-name="P1" svg:width="40.047cm" svg:height="17.558cm" svg:x="2.257cm" svg:y="0.106cm">
            <draw:object draw:notify-on-update-of-ranges="'2'.B1:'2'.B10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6:42:09.418000000</dc:date>
    <meta:editing-duration>PT42S</meta:editing-duration>
    <meta:editing-cycles>1</meta:editing-cycles>
    <meta:document-statistic meta:table-count="1" meta:cell-count="2018" meta:object-count="1"/>
    <meta:generator>LibreOffice/4.3.3.2$Windows_x86 LibreOffice_project/9bb7eadab57b6755b1265afa86e04bf45fbfc64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048cm" svg:height="17.559cm" xlink:href=".." xlink:type="simple" chart:class="chart:bar" chart:style-name="ch1">
        <chart:legend chart:legend-position="end" svg:x="37.653cm" svg:y="8.48cm" style:legend-expansion="high" chart:style-name="ch2"/>
        <chart:plot-area chart:style-name="ch3" table:cell-range-address="'2'.B1:'2'.B1009" svg:x="0.8cm" svg:y="0.351cm" svg:width="36.053cm" svg:height="16.857cm">
          <chartooo:coordinate-region svg:x="1.792cm" svg:y="0.55cm" svg:width="34.938cm" svg:height="15.6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B1:'2'.B1009" chart:class="chart:bar">
            <chart:data-point chart:repeated="10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'.B1:'2'.B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